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572a9" officeooo:paragraph-rsid="001572a9"/>
    </style:style>
    <style:style style:name="P2" style:family="paragraph" style:parent-style-name="Standard">
      <style:text-properties officeooo:rsid="001572a9" officeooo:paragraph-rsid="001572a9"/>
    </style:style>
    <style:style style:name="P3" style:family="paragraph" style:parent-style-name="Standard" style:list-style-name="L1">
      <style:text-properties officeooo:rsid="00168b1c" officeooo:paragraph-rsid="00168b1c"/>
    </style:style>
    <style:style style:name="P4" style:family="paragraph" style:parent-style-name="Standard">
      <style:text-properties officeooo:rsid="00168b1c" officeooo:paragraph-rsid="00168b1c"/>
    </style:style>
    <style:style style:name="T1" style:family="text">
      <style:text-properties officeooo:rsid="00168b1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76062733" text:style-name="L1">
        <text:list-item>
          <text:p text:style-name="P1">Ciao;</text:p>
        </text:list-item>
        <text:list-item>
          <text:p text:style-name="P1">Ciao, io sono Paolo. E tu come ti chiami?</text:p>
        </text:list-item>
        <text:list-item>
          <text:p text:style-name="P1">Io sono Francesca.</text:p>
        </text:list-item>
      </text:list>
      <text:p text:style-name="P2"/>
      <text:list xml:id="list123022145022339" text:continue-list="list1876062733" text:style-name="L1">
        <text:list-item text:start-value="1">
          <text:p text:style-name="P1">Buongiorno, È libero qui?</text:p>
        </text:list-item>
        <text:list-item>
          <text:p text:style-name="P1">Si, prego;</text:p>
        </text:list-item>
        <text:list-item>
          <text:p text:style-name="P1">Grazie. Mi chiamo Chiara;</text:p>
        </text:list-item>
        <text:list-item>
          <text:p text:style-name="P1">Piacere</text:p>
        </text:list-item>
      </text:list>
      <text:p text:style-name="P2"/>
      <text:list xml:id="list123023086939005" text:continue-list="list123022145022339" text:style-name="L1">
        <text:list-item text:start-value="1">
          <text:p text:style-name="P1">Buonasera, sono la vostra insegnate</text:p>
        </text:list-item>
        <text:list-item>
          <text:p text:style-name="P1">Mi chiamo, Carla. Lei come si chiama?</text:p>
        </text:list-item>
        <text:list-item>
          <text:p text:style-name="P1">Anch’io me chiamo Carla. Carla Chiesa.</text:p>
        </text:list-item>
        <text:list-item>
          <text:p text:style-name="P1">Ah, piacere. Carla Codevilla.</text:p>
        </text:list-item>
      </text:list>
      <text:p text:style-name="P2"/>
      <text:p text:style-name="P2"/>
      <text:list xml:id="list123024029437137" text:continue-list="list123023086939005" text:style-name="L1">
        <text:list-item text:start-value="1">
          <text:p text:style-name="P1">È <text:span text:style-name="T1">libero qui? - Si, prego!</text:span></text:p>
        </text:list-item>
        <text:list-item>
          <text:p text:style-name="P3">Mi chiamo Claudia Chiesa – Piacere, Mario Sini</text:p>
        </text:list-item>
        <text:list-item>
          <text:p text:style-name="P3">Ciao, sono Valeria – Piacere, Anna!</text:p>
        </text:list-item>
        <text:list-item>
          <text:p text:style-name="P3">Come ti chiami? - Giorgio, e tu?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1:58:36.292745656</meta:creation-date>
    <dc:date>2022-09-15T12:30:21.805464179</dc:date>
    <meta:editing-duration>PT43S</meta:editing-duration>
    <meta:editing-cycles>1</meta:editing-cycles>
    <meta:document-statistic meta:table-count="0" meta:image-count="0" meta:object-count="0" meta:page-count="1" meta:paragraph-count="15" meta:word-count="86" meta:character-count="439" meta:non-whitespace-character-count="381"/>
    <meta:generator>LibreOffice/7.3.6.2$Linux_X86_64 LibreOffice_project/30$Build-2</meta:generator>
  </office:meta>
</office:document-meta>
</file>